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Neue" svg:font-family="'Helvetica Neue', Helvetica, Helvetica, Arial, sans-serif"/>
    <style:font-face style:name="Mangal1" svg:font-family="Mangal"/>
    <style:font-face style:name="Verdana" svg:font-family="Verdana, Arial, sans-serif"/>
    <style:font-face style:name="arial" svg:font-family="arial, helvetica, sans-serif"/>
    <style:font-face style:name="helvetica" svg:font-family="helvetica, arial, sans-serif"/>
    <style:font-face style:name="sans-serif" svg:font-family="sans-serif"/>
    <style:font-face style:name="verdana1" svg:font-family="verdana"/>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0f67df" style:font-name="verdana" fo:font-size="12.75pt" fo:letter-spacing="normal" fo:font-style="normal"/>
    </style:style>
    <style:style style:name="P2"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191919" style:font-name="verdana" fo:font-size="9.7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191919" style:font-name="verdana1" fo:font-size="7pt" fo:letter-spacing="normal" fo:font-style="normal" fo:font-weight="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82828" style:font-name="arial" fo:font-size="7.5pt" fo:letter-spacing="normal" fo:font-style="normal" fo:font-weight="normal"/>
    </style:style>
    <style:style style:name="P5"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style>
    <style:style style:name="P6" style:family="paragraph" style:parent-style-name="Text_20_body">
      <style:paragraph-properties fo:margin-left="0in" fo:margin-right="0in" style:line-height-at-least="0.198in" fo:text-indent="0in" style:auto-text-indent="false"/>
    </style:style>
    <style:style style:name="P7" style:family="paragraph" style:parent-style-name="Text_20_body">
      <style:paragraph-properties fo:margin-left="0in" fo:margin-right="0in" style:line-height-at-least="0.198in" fo:text-align="start" style:justify-single-word="false" fo:text-indent="0in" style:auto-text-indent="false"/>
    </style:style>
    <style:style style:name="P8" style:family="paragraph" style:parent-style-name="Text_20_body">
      <style:paragraph-properties fo:margin-left="0in" fo:margin-right="0in" fo:text-indent="0in" style:auto-text-indent="false"/>
      <style:text-properties fo:font-variant="normal" fo:text-transform="none" fo:color="#000000" style:font-name="Arial1" fo:font-size="14pt" fo:letter-spacing="normal" fo:font-style="normal" fo:font-weight="normal"/>
    </style:style>
    <style:style style:name="P9" style:family="paragraph" style:parent-style-name="Text_20_body">
      <style:paragraph-properties fo:margin-left="0in" fo:margin-right="0in" fo:margin-top="0.1043in" fo:margin-bottom="0.1043in" style:contextual-spacing="false" style:line-height-at-least="0.2083in" fo:text-align="start" style:justify-single-word="false" fo:text-indent="0in" style:auto-text-indent="false" fo:padding="0in" fo:border="none"/>
      <style:text-properties fo:font-variant="normal" fo:text-transform="none" fo:color="#333333" style:font-name="Arial1" fo:font-size="9pt" fo:letter-spacing="normal" fo:font-style="normal" fo:font-weight="normal"/>
    </style:style>
    <style:style style:name="P10" style:family="paragraph" style:parent-style-name="Text_20_body">
      <style:paragraph-properties fo:margin-left="0in" fo:margin-right="0in" fo:margin-top="0.0209in" fo:margin-bottom="0.0835in" style:contextual-spacing="false" style:line-height-at-least="0.1874in" fo:text-align="start" style:justify-single-word="false" fo:text-indent="0in" style:auto-text-indent="false" fo:padding="0in" fo:border="none"/>
      <style:text-properties fo:font-variant="normal" fo:text-transform="none" fo:color="#191919" style:font-name="verdana" fo:font-size="9.75pt" fo:letter-spacing="normal" fo:font-style="normal" fo:font-weight="normal"/>
    </style:style>
    <style:style style:name="P11" style:family="paragraph" style:parent-style-name="Text_20_body">
      <style:paragraph-properties fo:margin-left="0in" fo:margin-right="0in" fo:margin-top="0.0209in" fo:margin-bottom="0.0835in" style:contextual-spacing="false" style:line-height-at-least="0.1874in" fo:text-align="start" style:justify-single-word="false" fo:text-indent="0in" style:auto-text-indent="false" fo:padding="0in" fo:border="none"/>
      <style:text-properties fo:font-variant="normal" fo:text-transform="none" fo:color="#191919" fo:letter-spacing="normal"/>
    </style:style>
    <style:style style:name="P12" style:family="paragraph" style:parent-style-name="Standard">
      <style:text-properties officeooo:rsid="001fd0d4" officeooo:paragraph-rsid="001fd0d4"/>
    </style:style>
    <style:style style:name="P13" style:family="paragraph" style:parent-style-name="Standard">
      <style:text-properties officeooo:paragraph-rsid="001fe534"/>
    </style:style>
    <style:style style:name="P14" style:family="paragraph" style:parent-style-name="Standard">
      <style:text-properties officeooo:paragraph-rsid="001fff3a"/>
    </style:style>
    <style:style style:name="P15" style:family="paragraph" style:parent-style-name="Standard">
      <style:text-properties fo:font-variant="normal" fo:text-transform="none" fo:color="#333333" style:font-name="Verdana" fo:font-size="9.75pt" fo:letter-spacing="normal" fo:font-style="normal" fo:font-weight="normal" officeooo:paragraph-rsid="001fff3a"/>
    </style:style>
    <style:style style:name="P16" style:family="paragraph" style:parent-style-name="Text_20_body">
      <style:text-properties officeooo:paragraph-rsid="001fff3a"/>
    </style:style>
    <style:style style:name="P17" style:family="paragraph" style:parent-style-name="Text_20_body">
      <style:text-properties fo:font-variant="normal" fo:text-transform="none" fo:color="#191919" style:font-name="verdana" fo:font-size="9.75pt" fo:letter-spacing="normal" fo:font-style="normal" fo:font-weight="normal" officeooo:paragraph-rsid="001fff3a"/>
    </style:style>
    <style:style style:name="P18" style:family="paragraph" style:parent-style-name="Text_20_body">
      <style:text-properties fo:font-variant="normal" fo:text-transform="none" fo:color="#333333" style:font-name="Verdana" fo:font-size="9.75pt" fo:letter-spacing="normal" fo:font-style="normal" fo:font-weight="normal" officeooo:paragraph-rsid="001fff3a"/>
    </style:style>
    <style:style style:name="P19" style:family="paragraph" style:parent-style-name="Standard">
      <style:text-properties officeooo:rsid="001fd0d4" officeooo:paragraph-rsid="001fd0d4"/>
    </style:style>
    <style:style style:name="P20" style:family="paragraph" style:parent-style-name="Standard">
      <style:text-properties officeooo:rsid="0027ce50" officeooo:paragraph-rsid="0027ce50"/>
    </style:style>
    <style:style style:name="P21" style:family="paragraph" style:parent-style-name="Standard">
      <style:text-properties officeooo:rsid="00282f06" officeooo:paragraph-rsid="00282f06"/>
    </style:style>
    <style:style style:name="T1" style:family="text">
      <style:text-properties officeooo:rsid="001fd0d4"/>
    </style:style>
    <style:style style:name="T2" style:family="text">
      <style:text-properties officeooo:rsid="001fe534"/>
    </style:style>
    <style:style style:name="T3" style:family="text">
      <style:text-properties fo:font-variant="normal" fo:text-transform="none" fo:color="#333333" style:font-name="Verdana" fo:font-size="9.75pt" fo:letter-spacing="normal" fo:font-style="normal" fo:font-weight="normal"/>
    </style:style>
    <style:style style:name="T4" style:family="text">
      <style:text-properties fo:font-variant="normal" fo:text-transform="none" fo:color="#333333" style:font-name="Verdana" fo:font-size="9.75pt" fo:letter-spacing="normal" fo:font-style="normal" fo:font-weight="normal" officeooo:rsid="001fe534"/>
    </style:style>
    <style:style style:name="T5" style:family="text">
      <style:text-properties fo:font-variant="normal" fo:text-transform="none" fo:color="#333333" style:font-name="Verdana" fo:font-size="9.75pt" fo:letter-spacing="normal" fo:font-style="normal" fo:font-weight="normal" officeooo:rsid="001fff3a"/>
    </style:style>
    <style:style style:name="T6" style:family="text">
      <style:text-properties fo:font-variant="normal" fo:text-transform="none" fo:color="#333333" style:font-name="Arial1" fo:font-size="9pt" fo:letter-spacing="normal" fo:font-style="normal" fo:font-weight="normal"/>
    </style:style>
    <style:style style:name="T7" style:family="text">
      <style:text-properties fo:font-variant="normal" fo:text-transform="none" fo:color="#333333" style:font-name="verdana" fo:font-size="9.75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sans-serif" fo:font-size="9pt" fo:letter-spacing="normal" fo:font-style="normal" fo:font-weight="normal"/>
    </style:style>
    <style:style style:name="T9"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0"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11" style:family="text">
      <style:text-properties fo:font-variant="normal" fo:text-transform="none" fo:color="#0b0080" style:font-name="sans-serif" fo:font-size="9pt" fo:letter-spacing="normal" fo:font-style="normal" style:text-underline-style="solid" style:text-underline-width="auto" style:text-underline-color="font-color" fo:font-weight="normal"/>
    </style:style>
    <style:style style:name="T12" style:family="text">
      <style:text-properties fo:font-variant="normal" fo:text-transform="none" fo:color="#222222" style:font-name="Helvetica Neue" fo:font-size="10.5pt" fo:letter-spacing="normal" fo:font-style="normal" fo:font-weight="normal"/>
    </style:style>
    <style:style style:name="T13" style:family="text">
      <style:text-properties fo:font-variant="normal" fo:text-transform="none" fo:color="#191919" style:font-name="verdana" fo:font-size="9.75pt" fo:letter-spacing="normal" fo:font-style="normal" fo:font-weight="normal"/>
    </style:style>
    <style:style style:name="T14" style:family="text">
      <style:text-properties fo:font-variant="normal" fo:text-transform="none" fo:color="#303030" style:font-name="arial" fo:font-size="10.5pt" fo:letter-spacing="normal" fo:font-style="normal" fo:font-weight="normal"/>
    </style:style>
    <style:style style:name="T15" style:family="text">
      <style:text-properties fo:font-variant="normal" fo:text-transform="none" fo:color="#444444" style:font-name="helvetica" fo:font-size="10.5pt" fo:letter-spacing="normal" fo:font-weight="normal"/>
    </style:style>
    <style:style style:name="T16" style:family="text">
      <style:text-properties fo:font-variant="normal" fo:text-transform="none" fo:color="#444444" fo:letter-spacing="normal"/>
    </style:style>
    <style:style style:name="T17" style:family="text">
      <style:text-properties fo:color="#333333" style:font-name="Verdana"/>
    </style:style>
    <style:style style:name="T18" style:family="text">
      <style:text-properties fo:color="#333333" style:font-name="Verdana" fo:font-style="italic"/>
    </style:style>
    <style:style style:name="T19" style:family="text">
      <style:text-properties fo:color="#333333" style:font-name="verdana1" fo:font-size="7pt"/>
    </style:style>
    <style:style style:name="T20" style:family="text">
      <style:text-properties fo:font-style="italic"/>
    </style:style>
    <style:style style:name="fr1" style:family="graphic" style:parent-style-name="Graphics">
      <style:graphic-properties fo:margin-left="0.052in" fo:margin-right="0.052in" fo:margin-top="0.052in" fo:margin-bottom="0.052in" style:wrap="right" style:number-wrapped-paragraphs="no-limit" style:wrap-contour="false" style:vertical-pos="top" style:vertical-rel="paragraph-content" style:horizontal-pos="left" style:horizontal-rel="paragraph" fo:padding="0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2in" fo:margin-right="0.052in" fo:margin-top="0.052in" fo:margin-bottom="0.052in" style:wrap="left" style:number-wrapped-paragraphs="no-limit" style:wrap-contour="false" style:vertical-pos="top" style:vertical-rel="paragraph-content" style:horizontal-pos="right" style:horizontal-rel="paragraph" fo:padding="0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iedmont footballl camp</text:p>
      <text:p text:style-name="P20">debbie harbor</text:p>
      <text:p text:style-name="P20">phillip tillotson doc wall and sister</text:p>
      <text:p text:style-name="P12"/>
      <text:p text:style-name="P21">quagmire</text:p>
      <text:p text:style-name="P21"/>
      <text:p text:style-name="P12">Mayberry Community College</text:p>
      <text:p text:style-name="P12"/>
      <text:p text:style-name="P13"><text:span text:style-name="T1"><text:tab/>Anyone who is over the age of fourty and even watched some TV growing up is familiar with the Andy Griffith Show. Sheriff Andy Taylor, the comon sense straight character sheriff in the show that would not carry a gun. </text:span><text:span text:style-name="T3">Widower Sheriff Andy and his son Opie, </text:span><text:span text:style-name="T4">played by Ron Howard.</text:span><text:span text:style-name="T3"> live with Andy's Aunt Bee in Mayberry NC. With virtually no crimes to solve, most of Andy's time is spent philosophizing and calming down his cousin Deputy Barney.</text:span> <text:span text:style-name="T2">Other characters included Otis Campbell the town drunk, Ernest T. Bass who would come down from the mountains and wreck havoc on the town – picking fights with Barneyr and throwing rocks through glass, and then there were two idiot cousisns Gomer and Goober that worked at Wally's Gas station. Several episodes were centered around Floyd's Barbor Shop. </text:span></text:p>
      <text:p text:style-name="P14"><text:span text:style-name="T1"><text:tab/>The re-runs of the show still aires several times a week in North Carolina and in most parts of the U.S. </text:span><text:span text:style-name="T3">The Andy Griffith Show </text:span><text:span text:style-name="T5">depites the</text:span><text:span text:style-name="T3"> sheriff with a heart of gold, a big smile to match along bringing the moral values and lessons </text:span><text:span text:style-name="T5">with common sense and a great sense of humor. stereotypes that residents in Andy's hometown, Mount Airy, North Carolina, where I grew up, still claim to uniquely possess and </text:span><text:span text:style-name="T3">still holds up to this day. </text:span><text:span text:style-name="T5">The </text:span><text:span text:style-name="T3">show </text:span><text:span text:style-name="T5">had</text:span><text:span text:style-name="T3"> great writing and storytelling, combining that with good ole North Carolina humor along with country comedy and add just a touch of Southern gothic for a good measure. </text:span><text:span text:style-name="T5">During t</text:span><text:span text:style-name="T3">he first five seasons was the feisty spit and polish and by the book lawman deputy Barney Fife played with great precision and timing by Don Knotts who won five emmys for his work on that series. What really brought that show out was the father and son relationship of Sheriff Taylor and his son Opie(played by Ron Howard). Andy taught Opie valuable lessons on character and important values and morals as well as development of him from a boy into manhood. The characters that really brought that show out were certain individuals the gave Sheriff Taylor major fits(and Barney as well)like Goober,his cousin Gomer,and the nuttiest of them all: Ernest T. Bass,as well as Otis the town drunkard. After Knotts left the show to pursue other interests in 1965,the show wasn't the same as it was,but it never gave up on interest on the situations that went on in Mayberry. The black and white episodes were simply the greatest ever with Knotts in them,but kinda changed course when the show went to color. One of my all time best ever. When the show left the airwaves in April of 1968 on the CBS network,it was the #1 show on television.</text:span></text:p>
      <text:p text:style-name="P16"><text:span text:style-name="T3"><text:tab/></text:span><text:span text:style-name="T8">The series plot revolves around </text:span><text:a xlink:type="simple" xlink:href="http://en.wikipedia.org/wiki/Andy_Taylor_(The_Andy_Griffith_Show)"><text:span text:style-name="T9">Sheriff Andy Taylor</text:span></text:a><text:span text:style-name="T8"> (</text:span><text:a xlink:type="simple" xlink:href="http://en.wikipedia.org/wiki/Andy_Griffith"><text:span text:style-name="T9">Andy Griffith</text:span></text:a><text:span text:style-name="T8">) and his life in sleepy, slow-paced fictional </text:span><text:a xlink:type="simple" xlink:href="http://en.wikipedia.org/wiki/Mayberry"><text:span text:style-name="T9">Mayberry</text:span></text:a><text:span text:style-name="T8">,</text:span><text:a xlink:type="simple" xlink:href="http://en.wikipedia.org/wiki/North_Carolina"><text:span text:style-name="T9">North Carolina</text:span></text:a><text:span text:style-name="T8">. Sheriff Taylor's level-headed approach to law enforcement makes him the scourge of local</text:span><text:a xlink:type="simple" xlink:href="http://en.wikipedia.org/wiki/Moonshine"><text:span text:style-name="T9">moonshiners</text:span></text:a><text:span text:style-name="T8"> and out-of-town criminals, while his abilities to settle community problems with common-sense advice, mediation, and conciliation make him popular with his fellow citizens. His professional life, however, is complicated by the gaffes of his inept deputy, </text:span><text:a xlink:type="simple" xlink:href="http://en.wikipedia.org/wiki/Barney_Fife"><text:span text:style-name="T9">Barney Fife</text:span></text:a><text:span text:style-name="T8"> (</text:span><text:a xlink:type="simple" xlink:href="http://en.wikipedia.org/wiki/Don_Knotts"><text:span text:style-name="T9">Don Knotts</text:span></text:a><text:span text:style-name="T8">). Barney is portrayed as Andy's cousin in the first, second, and sixth episodes, but is never again referenced as such. Andy socializes with male friends in the </text:span><text:a xlink:type="simple" xlink:href="http://en.wikipedia.org/wiki/Main_Street"><text:span text:style-name="T9">Main Street</text:span></text:a><text:span text:style-name="T8"> barber shop and dates various ladies until a schoolteacher becomes his steady interest in season three. At home, Andy enjoys fishing trips with his son, </text:span><text:a xlink:type="simple" xlink:href="http://en.wikipedia.org/wiki/Opie_Taylor"><text:span text:style-name="T9">Opie</text:span></text:a><text:span text:style-name="T8"> (</text:span><text:a xlink:type="simple" xlink:href="http://en.wikipedia.org/wiki/Ron_Howard"><text:span text:style-name="T9">Ronny Howard</text:span></text:a><text:span text:style-name="T8">), and quiet evenings on the front porch with his maiden aunt and housekeeper, </text:span><text:a xlink:type="simple" xlink:href="http://en.wikipedia.org/wiki/Aunt_Bee"><text:span text:style-name="T9">Aunt Bee</text:span></text:a><text:span text:style-name="T8"> (</text:span><text:a xlink:type="simple" xlink:href="http://en.wikipedia.org/wiki/Frances_Bavier"><text:span text:style-name="T9">Frances Bavier</text:span></text:a><text:span text:style-name="T8">). Opie tests his father's parenting skills season after season, and Aunt Bee's ill-considered romances and adventures cause her nephew concern.</text:span></text:p>
      <text:p text:style-name="P6"><text:span text:style-name="T8"><text:tab/>Andy's friends and neighbors include barber </text:span><text:a xlink:type="simple" xlink:href="http://en.wikipedia.org/wiki/Floyd_Lawson"><text:span text:style-name="T9">Floyd Lawson</text:span></text:a><text:span text:style-name="T8"> (</text:span><text:a xlink:type="simple" xlink:href="http://en.wikipedia.org/wiki/Howard_McNear"><text:span text:style-name="T9">Howard McNear</text:span></text:a><text:span text:style-name="T8">), service station attendants and cousins</text:span><text:a xlink:type="simple" xlink:href="http://en.wikipedia.org/wiki/Gomer_Pyle"><text:span text:style-name="T9">Gomer Pyle</text:span></text:a><text:span text:style-name="T8"> (</text:span><text:a xlink:type="simple" xlink:href="http://en.wikipedia.org/wiki/Jim_Nabors"><text:span text:style-name="T9">Jim Nabors</text:span></text:a><text:span text:style-name="T8">) and </text:span><text:a xlink:type="simple" xlink:href="http://en.wikipedia.org/wiki/Goober_Pyle"><text:span text:style-name="T9">Goober Pyle</text:span></text:a><text:span text:style-name="T8"> (</text:span><text:a xlink:type="simple" xlink:href="http://en.wikipedia.org/wiki/George_Lindsey"><text:span text:style-name="T9">George Lindsey</text:span></text:a><text:span text:style-name="T8">), and local drunkard </text:span><text:a xlink:type="simple" xlink:href="http://en.wikipedia.org/wiki/Otis_Campbell"><text:span text:style-name="T9">Otis Campbell</text:span></text:a><text:span text:style-name="T8"> (</text:span><text:a xlink:type="simple" xlink:href="http://en.wikipedia.org/wiki/Hal_Smith_(actor)"><text:span text:style-name="T9">Hal Smith</text:span></text:a><text:span text:style-name="T8">). There were two mayors: Mayor Pike, who was more relaxed, and Mayor Stoner, who had a more assertive personality. On the </text:span><text:a xlink:type="simple" xlink:href="http://en.wikipedia.org/wiki/Distaff#Other_meanings"><text:span text:style-name="T9">distaff</text:span></text:a><text:span text:style-name="T8"> side, townswoman </text:span><text:a xlink:type="simple" xlink:href="http://en.wikipedia.org/wiki/Clara_Edwards"><text:span text:style-name="T11">Clara Edwards</text:span></text:a><text:span text:style-name="T8"> (</text:span><text:a xlink:type="simple" xlink:href="http://en.wikipedia.org/wiki/Hope_Summers"><text:span text:style-name="T9">Hope Summers</text:span></text:a><text:span text:style-name="T8">), Barney's sweetheart </text:span><text:a xlink:type="simple" xlink:href="http://en.wikipedia.org/wiki/Thelma_Lou"><text:span text:style-name="T9">Thelma Lou</text:span></text:a><text:span text:style-name="T8"> (</text:span><text:a xlink:type="simple" xlink:href="http://en.wikipedia.org/wiki/Betty_Lynn"><text:span text:style-name="T9">Betty Lynn</text:span></text:a><text:span text:style-name="T8">) and Andy's schoolteacher sweetheart </text:span><text:a xlink:type="simple" xlink:href="http://en.wikipedia.org/wiki/Helen_Crump"><text:span text:style-name="T9">Helen Crump</text:span></text:a><text:span text:style-name="T8"> (</text:span><text:a xlink:type="simple" xlink:href="http://en.wikipedia.org/wiki/Aneta_Corsaut"><text:span text:style-name="T9">Aneta Corsaut</text:span></text:a><text:span text:style-name="T8">) become semi-regulars. Ellie Walker (</text:span><text:a xlink:type="simple" xlink:href="http://en.wikipedia.org/wiki/Elinor_Donahue"><text:span text:style-name="T9">Elinor Donahue</text:span></text:a><text:span text:style-name="T8">) is Andy's girlfriend in the first season. In the color seasons, County Clerk</text:span><text:a xlink:type="simple" xlink:href="http://en.wikipedia.org/wiki/Howard_Sprague"><text:span text:style-name="T9">Howard Sprague</text:span></text:a><text:span text:style-name="T8"> (</text:span><text:a xlink:type="simple" xlink:href="http://en.wikipedia.org/wiki/Jack_Dodson"><text:span text:style-name="T9">Jack Dodson</text:span></text:a><text:span text:style-name="T8">) and handyman Emmett Clark (</text:span><text:a xlink:type="simple" xlink:href="http://en.wikipedia.org/wiki/Paul_Hartman"><text:span text:style-name="T9">Paul Hartman</text:span></text:a><text:span text:style-name="T8">) appear regularly, while Barney's replacement deputy </text:span><text:a xlink:type="simple" xlink:href="http://en.wikipedia.org/wiki/Warren_Ferguson"><text:span text:style-name="T9">Warren Ferguson</text:span></text:a><text:span text:style-name="T8"> (</text:span><text:a xlink:type="simple" xlink:href="http://en.wikipedia.org/wiki/Jack_Burns"><text:span text:style-name="T9">Jack Burns</text:span></text:a><text:span text:style-name="T8">) appears in season </text:span><text:soft-page-break/><text:span text:style-name="T8">six. </text:span><text:a xlink:type="simple" xlink:href="http://en.wikipedia.org/wiki/Unseen_character"><text:span text:style-name="T9">Unseen characters</text:span></text:a><text:span text:style-name="T8"> such as telephone operator Sarah, and Barney's love interest, local diner waitress Juanita Beasley, as mentioned in the first season, are often referenced. In the series' last few episodes, farmer Sam Jones (</text:span><text:a xlink:type="simple" xlink:href="http://en.wikipedia.org/wiki/Ken_Berry"><text:span text:style-name="T9">Ken Berry</text:span></text:a><text:span text:style-name="T8">) debuts, and later becomes the lead of the show's sequel, </text:span><text:a xlink:type="simple" xlink:href="http://en.wikipedia.org/wiki/Mayberry_R.F.D."><text:span text:style-name="T10">Mayberry R.F.D.</text:span></text:a><text:span text:style-name="T8">.</text:span><text:bookmark text:name="cite_ref-Kelly_3-15"/><text:a xlink:type="simple" xlink:href="http://en.wikipedia.org/wiki/The_Andy_Griffith_Show#cite_note-Kelly-3"><text:span text:style-name="T9">[3]</text:span></text:a></text:p>
      <text:p text:style-name="P14"><text:span text:style-name="T6">Tourists could get a trim at Floyd's City Barber Shop from a dead ringer to his TV counterpart, order a fried pork chop sandwich at Snappy Lunch (a real-life diner that was mentioned, but never visited, in the show), or take a tour in vintage Ford Galaxie 500 squad car (the same make that Andy and his deputy Barney Fife used). They could admire the town drunk Otis' stained seersucker jacket and Barney's salt-and-pepper suit at the Andy Griffith Museum, and even cuddle under chenille covers in Griffith's two-bedroom, one-bath childhood home, now owned by the local Hampton Inn and peddled as a $175-a-night vacation rental.</text:span><text:span text:style-name="T3"> No matter that Griffith left town after high school and retired about six hours east of Mount Airy in the Outer Banks hamlet of Manteo, or that Mayberry itself was created on a back lot in Culver City, Calif. (That sun-dappled fishing hole where Andy and Opie are headed in the show's opening shot? It's the Franklin Canyon Reservoir in Beverly Hills.)</text:span></text:p>
      <text:p text:style-name="P9">For faithful viewers and the residents who cater to them, Mount Airy represents a spirit as much as a place.</text:p>
      <text:p text:style-name="P9">"Mayberry has helped give Mount Airy an identity during some tough times," including the loss of nearly 10,000 local jobs in the past decade, Jim Clark, the Nashville-based "Presiding Goober" of the 20,000-member Andy Griffith Rerun Watchers Club told me. "If the lines get blurred, is that such a bad thing?"</text:p>
      <text:p text:style-name="P14"><text:span text:style-name="T12">Mount Airy was the setting for Andy Griffith’s Mayberry and transports visitors to a happy, simpler time. The local Cinema hosts the second longest running live radio show in America and pieces of Mayberry have been preserved or reproduced. </text:span><text:span text:style-name="T3"><text:line-break/><text:line-break/></text:span><text:span text:style-name="T12">A stroll down Main Street leads to friendly hello’s and street performances. The community frequently gathers in the local amphitheater for festivals and live music where everyone is welcome to dance. Mount Airy also offers a local museum, great restaurants like Trio or Thailand Café, and the Old North State winery. </text:span><text:span text:style-name="T3"><text:line-break/><text:line-break/></text:span><text:span text:style-name="T12">Gone With the Wynn’s were greeted by Mount Airy’s mayor who was so confident in her town’s friendliness, she didn’t plan any events. The team was escorted around town in a vintage squad car and witnessed the camaraderie among neighbors everywhere. The Wynn’s said, “In a small town like this one you can never be in a hurry, too many people want to stop and chit-chat or shake your hand or even give you a hug...we got lots of hugs.” </text:span><text:span text:style-name="T3"><text:line-break/><text:line-break/></text:span><text:span text:style-name="T12">Squad car tours are available for all visitors and will transport you back to simpler times. Mount Airy is also the home of George Snappenfield, the inventor of disc golf, and invites everyone to play a round while in town.</text:span><text:span text:style-name="T3"> </text:span></text:p>
      <text:p text:style-name="P18">The town was made famous by its hometown boy, Andy Griffith, who modeled most of the fictional town, Mayberry (the setting of his 1960’s television series “The Andy Griffith Show”), from his childhood home. Our recent visit to the town demonstrated that over the years the spirit of Mayberry has not diminished in Mount Airy. The charm of the community began to work its magic as we drove past the water tower decorated with the painted silhouette of Andy and Opie heading toward the fishing hole. I couldn’t help but whistle the theme song as I headed into town.</text:p>
      <text:p text:style-name="P8">For those of you who may not know of Andy Griffith (you either are very young, very old, or have never seen a television show), he is an actor who is best known for his role as a small town sheriff Andy Taylor on the “Andy Griffith Show” which ran 249 episodes from 1960 to 1968 and numerous reruns ever since. Later he portrayed a simple detective in a series called “Matlock”, but to most of us he is forever the young, smiling, gentle arm of the law in Mayberry. In fact his character is so embedded in my mind that I was shocked to realize that the real Andy Griffith will actually be 80 years old in June of this year. However, I preferred to leave that little fact out of my imagination as I traversed through the <text:soft-page-break/>town.</text:p>
      <text:p text:style-name="P8">As familiar names like Wally’s Service Station, Floyd’s Barber Shop, and Snappy Lunch began to appear along Main Street, I felt like I was going home to a simpler time. I was almost expecting to find Aunt Bee heading toward the courthouse to bring lunch to frequent jail resident Otis Campbell, Goober the eternally happy mechanic waving “hey” to passersby, Deputy Barney Fife with his hand firmly on the holster of his trusty bullet-less “blue steel baby” (pistol), Floyd the barber waiting for his next customer, Ernest T. Bass hurling bricks through windows, the musical outlaw Darling Family driving through town in their overloaded truck and many other characters that helped bring Mayberry to life.</text:p>
      <text:p text:style-name="P8"><draw:frame draw:style-name="fr1" draw:name="graphics1" text:anchor-type="paragraph" svg:width="2.6252in" svg:height="1.9791in" draw:z-index="0"><draw:image xlink:href="http://www.virginiawind.com/virginia_travel/images/mount_airy_04.jpg" xlink:type="simple" xlink:show="embed" xlink:actuate="onLoad"/><svg:title>Mayberry Squad Car</svg:title></draw:frame>The real Mayberry (aka Mount Airy) isn’t that different from the fictional one, but to truly appreciate the experience, a quick trip to the Visitor Center, located in the Dr. Robert Smith House on 615 North Main Street is in order. Here we were greeted by someone literally running down the steps to welcome us. We were introduced to the town by a short video narrated by a Barney Fife look-alike that would even have “Ole Ange” (Andy Taylor’s nickname given by Barney) looking twice. I can honestly say that I have never felt more welcomed as a tourist in any other place that I have visited. This warm and friendly Mayberry-style hospitality would linger throughout our entire visit. We left with a carefully mapped out plan to hit all the Mayberry related sites and a copy of the musical score and words to the Andy Griffith theme song. Who could ask for anything more?</text:p>
      <text:p text:style-name="P8"><draw:frame draw:style-name="fr2" draw:name="graphics2" text:anchor-type="paragraph" svg:width="2.6252in" svg:height="2.0102in" draw:z-index="1"><draw:image xlink:href="http://www.virginiawind.com/virginia_travel/images/mount_airy_02.jpg" xlink:type="simple" xlink:show="embed" xlink:actuate="onLoad"/><svg:title>Floyde with author</svg:title></draw:frame>Our first stop was Floyd’s City Barber Shop, where Floyd (Russell Hiatt) has been cutting hair for close to 60 years. We timidly stuck our head in the door for a peek when he enthusiastically waved us in for a round of hugs and photographs. We were allowed to sit in the same chair Andy sat in to get his haircut. Numerous photographs of tourists line his “Wall of Fame”. If you look carefully enough you may find familiar faces such as Oprah Winfrey and Lou Ferrigno (the Incredible Hulk). Despite the fact that it appears that tourists are more interested in photos than haircuts, everyone inside seemed genuinely happy to see us.</text:p>
      <text:p text:style-name="P8"><draw:frame draw:style-name="fr1" draw:name="graphics3" text:anchor-type="paragraph" svg:width="2.6252in" svg:height="1.9791in" draw:z-index="2"><draw:image xlink:href="http://www.virginiawind.com/virginia_travel/images/mount_airy_01.jpg" xlink:type="simple" xlink:show="embed" xlink:actuate="onLoad"/><svg:title>Snappy Lunch</svg:title></draw:frame><text:soft-page-break/>Our next stop was next door at the Snappy Lunch where local Charles Dowell has been cooking for 50 years. The small diner where Andy ate as a small boy has been mentioned on “The Andy Griffith Show” and is a crowd pleasing favorite that seems to stay packed with customers. While there we tried the famous fried pork chop sandwich which was loaded with mustard, coleslaw, chili, onions and tomato. I have to admit this modestly priced tasty tidbit was almost too much to finish in one sitting. It is a definite “must have” for all Mount Airy visitors. Of course, don’t forget to pose for the photo opportunity with Mr. Dowell who like many of the locals is more than happy to stop for a few minutes to spend time with visitors.</text:p>
      <text:p text:style-name="P8"><draw:frame draw:style-name="fr2" draw:name="graphics4" text:anchor-type="paragraph" svg:width="2.6252in" svg:height="2.2189in" draw:z-index="3"><draw:image xlink:href="http://www.virginiawind.com/virginia_travel/images/mount_airy_05.jpg" xlink:type="simple" xlink:show="embed" xlink:actuate="onLoad"/><svg:title>Andy griffith desk</svg:title></draw:frame>There are many other stops within walking distance on Main Street. Andy Griffith show memorabilia can be bought at almost any shop. There is a self-guided courthouse tour of the town’s original jail. A trip to the third floor of The Main Oak Emporium offers a lot of Andy Griffith memorabilia and displays. Just a little further down the road on Rockford Street is a statue of Andy and Opie in front of the Andy Griffith Playhouse where Andy once went to elementary school. About a mile out of town on Haymore Street visitors can view the Andy Griffith Homeplace which is also now a bed and breakfast for tourists who wish to have an overnight Andy Griffith immersion experience.</text:p>
      <text:p text:style-name="P8"><draw:frame draw:style-name="fr1" draw:name="graphics5" text:anchor-type="paragraph" svg:width="2.6252in" svg:height="1.9791in" draw:z-index="4"><draw:image xlink:href="http://www.virginiawind.com/virginia_travel/images/mount_airy_03.jpg" xlink:type="simple" xlink:show="embed" xlink:actuate="onLoad"/><svg:title>Wally's Service Station truck</svg:title></draw:frame>Just a short drive away is Wally’s Service Station, complete with a replica of the famous squad car parked out front. In fact, if you are interested, they offer a squad car tour for a nominal fee. Inside the garage, visitors can find old time favorites such as RC Cola, Grape Nehi and Moon Pies. Next door is a recreation of the Mayberry Court House where you can call Sarah on the phone, see the bricks thrown by Ernest T Bass and if you listen carefully enough you can almost hear Otis “sleeping one off” in the jail cell. When we posed for picture with the squad car the owner actually stood in the middle of the road and stopped traffic. When I fretted that he might be hit by a car he said, “You are in <text:soft-page-break/>Mayberry. You aren’t in Chicago”. Those few words summed up Mount Airy entirely.</text:p>
      <text:p text:style-name="P8"><draw:frame draw:style-name="fr2" draw:name="graphics6" text:anchor-type="paragraph" svg:width="2.6252in" svg:height="3.7917in" draw:z-index="5"><draw:image xlink:href="http://www.virginiawind.com/virginia_travel/images/mount_airy_00.jpg" xlink:type="simple" xlink:show="embed" xlink:actuate="onLoad"/><svg:title>Siamese Twins photo from old newspaper</svg:title></draw:frame>It may surprise you to know that Mount Airy was also home to other celebrities. “The Happiest Girl in the Whole USA” country music singer/song writer Donna Fargo and old-time music legend Tommy Jarrell are also from the town. Eng and Chang, the famous Siamese twins of the mid 1800’s who traveled with PT Barnum, also found the charm of the town enough to entice them to move permanently to Surry County, where many of their descendants still live. The story of their unusual life is chronicled in a room dedicated to them at the Dr. Robert Smith house.</text:p>
      <text:p text:style-name="P8">In addition to celebrities, Mount Airy is also home to a lot of great music. Every year they host the Annual Fiddlers Convention during the first weekend in June. Local radio station WPAQ hosts the third longest-running live radio music program in America every Saturday morning. Local jam sessions are held weekly giving both established and budding musicians the opportunity to share their music. For additional entertainment, the town even has one of the few remaining active drive-in movie theaters but what else would you expect in Mayberry, I mean Mount Airy?</text:p>
      <text:p text:style-name="P8">Other points of interest include the only Main Street winery in North Carolina, a museum that traces the cultural history of the area and the largest open-faced granite quarry in the world. At 1 and 1/2 miles long and a 1/4 mile wide, astronauts even use the quarry as a landmark. Many examples of granite obtained from the quarry can be seen throughout the town.</text:p>
      <text:p text:style-name="P8">It was hard to leave Mount Airy, but I know we will carry its spirit with us as we head back to the big city. I know that no matter what happens, we can always visit the town that “is like coming home again” where we will always be met with smiling faces and open arms. With so much to see and do, you don’t have to be a fan of the Andy Griffith Show to be a fan of Mount Airy.</text:p>
      <text:p text:style-name="P15"/>
      <text:p text:style-name="P17"><text:span text:style-name="T17">The backdrop for </text:span><text:span text:style-name="T18">The Andy Griffith Show</text:span><text:span text:style-name="T17"> </text:span><text:span text:style-name="T19">(TAGS)</text:span><text:span text:style-name="T17"> was the sleepy little fictional town of Mayberry, North Carolina (population 1800).</text:span></text:p>
      <text:p text:style-name="P10">Now, for the first time, we take a look behind the scenes of this small town and its residents, through countless interviews, historic film and television archives, old aerial photos of the Desilu Studio's backlot, and closeups of subsequent shows of that era, to learn much more about this <text:soft-page-break/>euphoric spot in television history.</text:p>
      <text:p text:style-name="P10">While perceived to be hometown, USA, the actual location of Mayberry was not in North Carolina, but in Culver City, California - just down the street from the 1965 Los Angeles race riots.  But who cares.  Many still enjoy in reruns, the wholesomeness of a make-believe world that has yet to be duplicated.</text:p>
      <text:p text:style-name="P10"/>
      <text:p text:style-name="P10">While Griffith often dismissed any ties between his show and the sleepy little town of Mount Airy, North Carolina, even <text:span text:style-name="T20">Andy</text:span>can't deny the many similarities.</text:p>
      <text:p text:style-name="P10">For example, if you've wondered where the talented TAGS writers came up with the various names, it's apparent they didn't have to look far from Andy's hometown.  The small towns surrounding Mount Airy - where Andy Griffith was born in 1926 - were a treasure trove for many of the now-familiar characters and locations seen on the show.</text:p>
      <text:p text:style-name="P11"><draw:frame draw:style-name="fr3" draw:name="graphics7" text:anchor-type="as-char" svg:width="4.2602in" svg:height="0.9374in" draw:z-index="6"><draw:image xlink:href="http://www.telovation.com/photos/andy-photo-album.jpg" xlink:type="simple" xlink:show="embed" xlink:actuate="onLoad"/><svg:title>Andy Griffith - As a child through his Matlock Days</svg:title></draw:frame></text:p>
      <text:p text:style-name="P2">Among the names too obvious to ignore are:  Mulberry, NC (Mayberry), Pilot Mountain, NC (Mount Pilot), Taylorsville, NC (Andy Taylor), Lawsonville, NC (Floyd Lawson), Crumpler, NC (Helen Crump), Walkertown, NC (Ellie Walker), Jonesville, NC (Sam Jones), Warrensville, NC (Warren Ferguson), and Stoneville, NC - Mayor Stoner (That's '<text:span text:style-name="T20">Stoner</text:span>,' for those who recall the "Barney and the Governor" episode).  All of these little municipalities are less than 25 miles from where Andy grew up.</text:p>
      <text:p text:style-name="P10">Other TAGS characters were named after real people, including childhood friends, family and acquaintances such as Andy's best buddy since grammar school - Emmitt Forrest, and former Mount Airy mayor E.T. Clark (collectively "Emmett Clark"), Jim Slate (Jim Slater), the Beasleys (Juanita, and Goober in one episode), the Roundtrees (Miss Roundtree), Earl Gilley - and to keep his in-laws happy - Andy's then-wife Barbara 'Edwards' Griffith (Clara Edwards, who was in 21 episodes).</text:p>
      <text:p text:style-name="P10">In addition to the real North Carolina cities of Charlotte, Raleigh, Bannertown, and Siler City, there were many streets that were shared between fact and tv fantasy.  There's Haymore Street (Andy and his parents, Carl and Geneva, lived at 711 Haymore), Rockford Street (where Andy's grammar school was located), Main Street, Turner Mountain (Turner's Grade - speed limit 35mph), Oak, Elm, Maple, Willow, Orchard, and River Road - all the rural byways of Mount Airy.</text:p>
      <text:h text:style-name="P1" text:outline-level="3">The Town With An Identity Crisis</text:h>
      <text:p text:style-name="P10">Mount Airy, North Carolina comes from established roots in the heart of the Blue Ridge foothills.  The town was incorporated in 1885, and over the next fifty years, the Surry County area was among the state's largest producers of tobacco, furniture manufacturing, textiles, and granite.</text:p>
      <text:p text:style-name="P2">With more than a century having passed, and all the big industries long gone, Mount Airy - population 8,484 - is now home to a few hosiery manufacturers, some scattered wineries, and a dozen small manufacturing companies.  One of the town's largest employers, NCFI, manufactures polyurethane foam insulation products - and <text:span text:style-name="T20">yes</text:span> - they were the foam supplier to NASA for the space shuttle fuel tanks.</text:p>
      <text:p text:style-name="P5"><text:span text:style-name="T13">Crime has also become an issue recently, when Betty Lou Lynn (Barney's girlfriend Thelma Lou) was </text:span><text:a xlink:type="simple" xlink:href="http://www.mtairynews.com/view/full_story/7238771/article-‘Thelma-Lou’-is-victim-of-robbery?instance=secondary_news_left_column"><text:span text:style-name="T7">robbed</text:span></text:a><text:span text:style-name="T13"> of her wallet and $130 on the streets of Mount Airy after moving from Los Angeles. Lynn said she had moved to “Mayberry” after becoming fed up with crime in Los Angeles. She reported being victimized by a series of incidents. “I’d been robbed on the street twice, and once in a </text:span><text:soft-page-break/><text:span text:style-name="T13">department store,” Lynn said during the interview, and had her home broken in to twice.</text:span></text:p>
      <text:p text:style-name="P2">To offset its weakened economy, it seems like the whole town of Mount Airy has turned to tourism as a way to fan the demand flame for 'everything <text:span text:style-name="T20">Andy</text:span>.'</text:p>
      <text:p text:style-name="P2">Starting in the early 1980s - twenty years after <text:span text:style-name="T20">The Andy Griffith Show</text:span> was produced - Mount Airy's City Barber Shop became Floyd's City Barber Shop, the Mount Airy Inn became The Mayberry Inn, then came the Mayberry Mall, Mayberry Cinema, Mayberry Antiques, Mayberry Alarm &amp; Lock Co., Mayberry Waterworks (Car Wash), Mayberry Country Hair World, Mayberry Candle Shop, Mayberry Coffee Company, Mayberry Embroidery, Mayberry Learning Center, Mayberry Square, Mayberry R.F.D. Developers, Mayberry Collectors Center, Mayberry Bed &amp; Breakfast, Simply Mayberry Gifts, Andy's Homeplace Bed &amp; Breakfast, The Andy Griffith Museum, The Andy Griffith Theater, Aunt Bea's Barbeque (albeit misspelled), Aunt Bee's Room, Wally's Service Station, Bluebird Diner, the Old Mayberry Jail, and Knight's Inn Mayberry.</text:p>
      <text:p text:style-name="P2">One notable exception to the madness, is the <text:span text:style-name="T20">Snappy Lunch</text:span>diner.  On November 14, 1960, in the seventh show to air (episode 9 - "Andy the Matchmaker"), Barney had been walking shy seamstress, <text:span text:style-name="T20">Miss Rosemary</text:span> to church every Sunday.  Andy decided it was time to get them together and suggested they "take in a movie, then go down to the <text:span text:style-name="T20">Snappy Lunch</text:span> to eat, have some coffee, and talk."</text:p>
      <text:p text:style-name="P2"><draw:frame draw:style-name="fr4" draw:name="graphics8" text:anchor-type="paragraph" svg:width="0.8957in" svg:height="1.2602in" draw:z-index="7"><draw:image xlink:href="http://www.telovation.com/photos/charles-dowell.jpg" xlink:type="simple" xlink:show="embed" xlink:actuate="onLoad"/><svg:title>Charles Dowell, Owner of Snappy Lunch Diner</svg:title></draw:frame>The real life <text:span text:style-name="T20">Snappy Lunch</text:span> diner is Mount Airy's oldest business whose southern heritage goes back to 1923, and a spot where Andy himself ate as a young boy.  The diner's owner, Charles Dowell, nearly fell off his couch when he saw that episode in 1960 - and business at the Snappy Lunch diner has prospered ever since.</text:p>
      <text:p text:style-name="P2">While subsequent episodes often have Andy and Barn going to '<text:span text:style-name="T20">the diner</text:span>,' it's clear to Mount Airy residents that they were referring to their very own little <text:span text:style-name="T20">Snappy Lunch</text:span> eatery.</text:p>
      <text:p text:style-name="P3">Epicurean note:  If you're in the neighborhood, be sure to try Snappy Lunch's tasty cheeseburger for $1.55, or if you're feeling particularly decadent, go <text:span text:style-name="T20">all out</text:span> for the mouth-watering <text:span text:style-name="T20">World Famous Pork Chop</text:span>sandwich for $3.50.  They're open Monday through Saturday for breakfast and lunch - and just like Wally - they don't work on Sundays.</text:p>
      <text:p text:style-name="P2">While continuously dismissing any ties between <text:span text:style-name="T20">The Andy Griffith Show</text:span> and Mount Airy for decades, on October 16, 2002, Andy Griffith publicly returned to Mount Airy for the first time in 45 years to be honored by North Carolina Gov. Mike Easley in renaming a ten mile stretch of Highway 52 to Andy Griffith Parkway.</text:p>
      <text:p text:style-name="P10">During the dedication ceremony, Andy, then 76, said "I'm proud to be from the great state of North Carolina. I'm proud to be from Mount Airy. I think of you often, and I won't be such a stranger from here on out."</text:p>
      <text:p text:style-name="P2">Then he gave the local residents what they had been hoping for, for years: <text:span text:style-name="T20">Validation</text:span>.  "People started saying that Mayberry was based on Mount Airy," Griffith said. Then pausing with a sly grin, he added:  "It sure sounds like it, doesn't it?"</text:p>
      <text:p text:style-name="Text_20_body"/>
      <text:p text:style-name="P4">The son of a foreman in a furniture factory, Andrew Samuel Griffith was born on June 1 1926 at Mount Airy, North Carolina, later recognised as the model for the fictional Mayberry. As a child he sang and played trombone in a church band. After Mount Airy High School he studied at the University of North Carolina and for a time considered a career as an opera singer or a Church minister before taking a job as a high school music teacher.</text:p>
      <text:p text:style-name="P4">In 1949 he married Barbara Edwards, whom he had met at college, and with whom he developed a travelling musical act, touring the Carolinas in a station-wagon. One of Griffith’s most popular turns was as a simple rustic in a comic monologue called What It Was, Was Football, about a bumpkin attending a college football game. This led to his first network television appearance, on The Ed Sullivan Show, in 1954.</text:p>
      <text:p text:style-name="Text_20_body"><text:line-break/></text:p>
      <text:p text:style-name="Text_20_body"/>
      <text:p text:style-name="Text_20_body"/>
      <text:p text:style-name="Text_20_body"/>
      <text:p text:style-name="Text_20_body"><text:soft-page-break/></text:p>
      <text:p text:style-name="P7"><text:span text:style-name="T14">On "The Andy Griffith Show," he created an endearing portrait of a place where few people grew up but many wished they did.</text:span> </text:p>
      <text:p text:style-name="P7"/>
      <text:p text:style-name="P7"><text:span text:style-name="Emphasis"><text:span text:style-name="T16"> </text:span></text:span><text:span text:style-name="Emphasis"><text:span text:style-name="T15">While fans say it was based on Mount Airy, Andy had been quoted saying he used to visit Mayberry, Virginia, as a child — 22 miles north of Mount Airy. In a more recent interview he stated that Mayberry was invented by Artie Stander, one of the show's writers and not based on any specific place.</text:span></text:span> </text:p>
      <text:p text:style-name="P15"/>
      <text:p text:style-name="P15"/>
      <text:p text:style-name="P14"><text:s/><text:span text:style-name="T1">Growing up in a small town is weirrd. A PLACRE WHERER PEOPLE WIH NON PARTICULAR EXPRTISE ORF Skill or ability would allow them in level of status or privilege. However,, it is not unknown for such persons to become popular and claim skills that they do not have or at least are questionable. <text:s/>For example, my six grade teacher, Mr. Bray nephew Andy Webb was an Eagle Scout and alway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Helvetica Neue" svg:font-family="'Helvetica Neue', Helvetica, Helvetica, Arial, sans-serif"/>
    <style:font-face style:name="Mangal1" svg:font-family="Mangal"/>
    <style:font-face style:name="Verdana" svg:font-family="Verdana, Arial, sans-serif"/>
    <style:font-face style:name="arial" svg:font-family="arial, helvetica, sans-serif"/>
    <style:font-face style:name="helvetica" svg:font-family="helvetica, arial, sans-serif"/>
    <style:font-face style:name="sans-serif" svg:font-family="sans-serif"/>
    <style:font-face style:name="verdana1" svg:font-family="verdana"/>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09:27:47.718000000</meta:creation-date>
    <meta:generator>LibreOffice/4.1.4.2$Windows_x86 LibreOffice_project/0a0440ccc0227ad9829de5f46be37cfb6edcf72</meta:generator>
    <dc:date>2014-01-09T15:05:20.449000000</dc:date>
    <meta:editing-duration>PT5H56M35S</meta:editing-duration>
    <meta:editing-cycles>6</meta:editing-cycles>
    <meta:document-statistic meta:table-count="0" meta:image-count="8" meta:object-count="0" meta:page-count="8" meta:paragraph-count="53" meta:word-count="4033" meta:character-count="23527" meta:non-whitespace-character-count="19509"/>
  </office:meta>
</office:document-meta>
</file>